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</style:style>
    <style:style style:name="P8" style:family="paragraph" style:parent-style-name="Standard">
      <style:paragraph-properties fo:margin-left="0cm" fo:margin-right="0cm" fo:text-indent="0cm" style:auto-text-indent="false" fo:break-before="page" fo:padding="0.074cm" fo:border-left="none" fo:border-right="none" fo:border-top="none" fo:border-bottom="0.06pt solid #000000" style:join-border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e initiale : virtuelium-4.3-20111028.tar.gz</text:p>
      <text:p text:style-name="Standard"/>
      <text:p text:style-name="P1">13-12-2012</text:p>
      <text:p text:style-name="P4">Modif. Sources/Makefile (1)</text:p>
      <text:p text:style-name="P4"><text:tab/>CC=mpiCC</text:p>
      <text:p text:style-name="P4"><text:tab/><text:span text:style-name="T1">devient</text:span></text:p>
      <text:p text:style-name="P4"><text:tab/>CC=mpic++ </text:p>
      <text:p text:style-name="Standard"/>
      <text:p text:style-name="Standard">Modif. Sources/Makefile (53-54)</text:p>
      <text:p text:style-name="P2">virtuelium: ${COBJ} </text:p>
      <text:p text:style-name="P2"><text:tab/>${CC} ${CFLAGS} <text:s/>${CLIBS} ${COBJ} -o $@</text:p>
      <text:p text:style-name="P3">devient</text:p>
      <text:p text:style-name="P2">virtuelium: ${COBJ} </text:p>
      <text:p text:style-name="P2"><text:tab/>${CC} ${CFLAGS} ${COBJ} ${CLIBS} -o $@</text:p>
      <text:p text:style-name="P2"/>
      <text:p text:style-name="P4">Modif. Sources/src/io/mesh/MeshParser.cpp (115)</text:p>
      <text:p text:style-name="P4"><text:tab/> <text:s/>while( !input.eof()) </text:p>
      <text:p text:style-name="P4"><text:tab/><text:span text:style-name="T1">devient</text:span></text:p>
      <text:p text:style-name="P4"><text:tab/> <text:s/>while(input.good()) </text:p>
      <text:p text:style-name="P4"><text:tab/><text:tab/></text:p>
      <text:p text:style-name="P4">==&gt;<text:tab/>Test #1 : MaterialDemo</text:p>
      <text:p text:style-name="P4"><text:tab/>OK, mais pb angles rasants (attendus)</text:p>
      <text:p text:style-name="P4"/>
      <text:p text:style-name="P4">==&gt;<text:tab/>Test #2 : MaterialDemo_multicouches</text:p>
      <text:p text:style-name="P5"><text:tab/>OK, mais pb angles rasants (attendus)</text:p>
      <text:p text:style-name="P4"/>
      <text:p text:style-name="P5"/>
      <text:p text:style-name="P8">Premier semestre 2012</text:p>
      <text:p text:style-name="P4">Compilation windows x64 </text:p>
      <text:p text:style-name="P4"><text:tab/>Template à gérer proprement</text:p>
      <text:p text:style-name="P4"><text:tab/>Modification de la formule d'Oren-Nayar (0.009 =&gt; 0.09) : voir mail de Cedric Bignon</text:p>
      <text:p text:style-name="P4"><text:tab/></text:p>
      <text:p text:style-name="P4">Rendus par zones</text:p>
      <text:p text:style-name="P4"/>
      <text:p text:style-name="P4">Environnement map.</text:p>
      <text:p text:style-name="P4">Ambient spectrum </text:p>
      <text:p text:style-name="P4"/>
      <text:p text:style-name="P4">MappedBRDF avec tileU, tileV, modeU, modeV</text:p>
      <text:p text:style-name="P4"/>
      <text:p text:style-name="P4">Texture project étudiant (Arnaud Dana)</text:p>
      <text:p text:style-name="P4"><text:tab/>instabilité du code de la version générale : pourquoi ?</text:p>
      <text:p text:style-name="P4"><text:s/></text:p>
      <text:p text:style-name="P4">corrections virtuelium 08 06 2012 </text:p>
      <text:p text:style-name="P4"><text:s text:c="2"/>scale : param de scène </text:p>
      <text:p text:style-name="P4"><text:s text:c="2"/>ajout de scale dans GlobalSpectrum avec méthodes </text:p>
      <text:p text:style-name="P4"><text:s text:c="4"/>getNanometerUnit </text:p>
      <text:p text:style-name="P4"><text:s text:c="4"/>getScale </text:p>
      <text:p text:style-name="P4"><text:s text:c="2"/>prise en compte de scale pout l'épaisseur </text:p>
      <text:p text:style-name="P4"><text:s text:c="4"/>thickness *= scale </text:p>
      <text:p text:style-name="P4"><text:s text:c="2"/>TODO : prise en compte scale pour autres dimensions (geometry object, camera) </text:p>
      <text:p text:style-name="P4"/>
      <text:p text:style-name="P4">Suppresion des inline et création de fichiers cpp</text:p>
      <text:p text:style-name="P5"/>
      <text:p text:style-name="P5">A venir</text:p>
      <text:p text:style-name="P4">Classe scale</text:p>
      <text:p text:style-name="P4">Absence de rugosité pour les verres</text:p>
      <text:p text:style-name="P4">Lenter rugosité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 </meta:initial-creator>
    <meta:creation-date>2012-12-13T17:05:16</meta:creation-date>
    <dc:date>2012-12-13T18:17:03</dc:date>
    <dc:creator>remi </dc:creator>
    <meta:editing-duration>PT1H6M2S</meta:editing-duration>
    <meta:editing-cycles>17</meta:editing-cycles>
    <meta:generator>LibreOffice/3.4$Linux LibreOffice_project/340m1$Build-302</meta:generator>
    <meta:document-statistic meta:table-count="0" meta:image-count="0" meta:object-count="0" meta:page-count="2" meta:paragraph-count="47" meta:word-count="173" meta:character-count="1273" meta:non-whitespace-character-count="1085"/>
  </office:meta>
</office:document-meta>
</file>